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E0000019FE04F04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8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8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19cm" svg:height="9.411cm" svg:x="4.041cm" svg:y="3.121cm">
          <draw:image xlink:href="Pictures/10000000000002BE0000019FE04F04E2.png" xlink:type="simple" xlink:show="embed" xlink:actuate="onLoad">
            <text:p/>
          </draw:image>
        </draw:frame>
        <draw:rect draw:style-name="gr2" draw:text-style-name="P1" draw:layer="layout" svg:width="2cm" svg:height="0.67cm" svg:x="12.401cm" svg:y="3.901cm">
          <text:p/>
        </draw:rect>
        <draw:rect draw:style-name="gr2" draw:text-style-name="P1" draw:layer="layout" svg:width="2cm" svg:height="0.67cm" svg:x="14.401cm" svg:y="3.901cm">
          <text:p/>
        </draw:rect>
        <draw:rect draw:style-name="gr2" draw:text-style-name="P1" draw:layer="layout" svg:width="8cm" svg:height="0.67cm" svg:x="4.401cm" svg:y="3.901cm">
          <text:p/>
        </draw:rect>
        <draw:rect draw:style-name="gr3" draw:text-style-name="P1" draw:layer="layout" svg:width="15.435cm" svg:height="7.169cm" svg:x="4.241cm" svg:y="4.601cm">
          <text:p/>
        </draw:rect>
        <draw:rect draw:style-name="gr3" draw:text-style-name="P1" draw:layer="layout" svg:width="15.414cm" svg:height="0.601cm" svg:x="4.263cm" svg:y="11.77cm">
          <text:p/>
        </draw:rect>
        <draw:frame draw:style-name="gr4" draw:layer="layout" svg:width="3.503cm" svg:height="0.962cm" svg:x="0.997cm" svg:y="2.038cm">
          <draw:text-box>
            <text:p>1: Widgets</text:p>
          </draw:text-box>
        </draw:frame>
        <draw:frame draw:style-name="gr4" draw:layer="layout" svg:width="9.117cm" svg:height="0.962cm" svg:x="1cm" svg:y="1.038cm">
          <draw:text-box>
            <text:p>2: Schaltplan Kontrollelemente</text:p>
          </draw:text-box>
        </draw:frame>
        <draw:frame draw:style-name="gr4" draw:layer="layout" svg:width="8.66cm" svg:height="1.673cm" svg:x="11.341cm" svg:y="1.028cm">
          <draw:text-box>
            <text:p>3: Eingangsbelegungstabelle</text:p>
            <text:p>Kontrollelemente</text:p>
          </draw:text-box>
        </draw:frame>
        <draw:frame draw:style-name="gr4" draw:layer="layout" svg:width="3.36cm" svg:height="0.962cm" svg:x="1.041cm" svg:y="12.839cm">
          <draw:text-box>
            <text:p>4: Canvas</text:p>
          </draw:text-box>
        </draw:frame>
        <draw:frame draw:style-name="gr4" draw:layer="layout" svg:width="7.313cm" svg:height="0.962cm" svg:x="12.601cm" svg:y="12.739cm">
          <draw:text-box>
            <text:p>5: Hilfreiche Statusleiste</text:p>
          </draw:text-box>
        </draw:frame>
        <draw:line draw:style-name="gr5" draw:text-style-name="P1" draw:layer="layout" svg:x1="8.5cm" svg:y1="12cm" svg:x2="12.5cm" svg:y2="13cm">
          <text:p/>
        </draw:line>
        <draw:line draw:style-name="gr5" draw:text-style-name="P1" draw:layer="layout" svg:x1="6.901cm" svg:y1="9.901cm" svg:x2="3cm" svg:y2="13cm">
          <text:p/>
        </draw:line>
        <draw:line draw:style-name="gr5" draw:text-style-name="P1" draw:layer="layout" svg:x1="7.5cm" svg:y1="4.3cm" svg:x2="3.5cm" svg:y2="3cm">
          <text:p/>
        </draw:line>
        <draw:line draw:style-name="gr5" draw:text-style-name="P1" draw:layer="layout" svg:x1="13.401cm" svg:y1="4.401cm" svg:x2="7.5cm" svg:y2="2cm">
          <text:p/>
        </draw:line>
        <draw:line draw:style-name="gr5" draw:text-style-name="P1" draw:layer="layout" svg:x1="15.401cm" svg:y1="4.401cm" svg:x2="15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24T16:28:45</meta:creation-date>
    <dc:date>2012-07-24T16:32:32</dc:date>
    <meta:editing-duration>PT3M47S</meta:editing-duration>
    <meta:editing-cycles>1</meta:editing-cycles>
    <meta:document-statistic meta:object-count="16"/>
    <meta:generator>LibreOffice/3.3$Unix LibreOffice_project/330m19$Build-202</meta:generator>
  </office:meta>
</office:document-meta>
</file>